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3f0c3" officeooo:paragraph-rsid="0003f0c3"/>
    </style:style>
    <style:style style:name="P2" style:family="paragraph" style:parent-style-name="Standard">
      <style:text-properties style:font-name="Consolas" fo:font-weight="bold" officeooo:rsid="0003f0c3" officeooo:paragraph-rsid="0003f0c3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3f0c3" officeooo:paragraph-rsid="0003f0c3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8" style:family="paragraph" style:parent-style-name="Standard">
      <style:text-properties fo:color="#000000" loext:opacity="100%" style:font-name="Consolas1" fo:font-size="10.5pt" fo:font-weight="normal" officeooo:rsid="0003f0c3" officeooo:paragraph-rsid="0003f0c3" fo:background-color="transparent" style:font-weight-asian="normal" style:font-weight-complex="normal"/>
    </style:style>
    <style:style style:name="P9" style:family="paragraph" style:parent-style-name="Standard">
      <style:text-properties style:font-name="Consolas" fo:font-weight="normal" officeooo:rsid="0003f0c3" officeooo:paragraph-rsid="0003f0c3" style:font-weight-asian="normal" style:font-weight-complex="normal"/>
    </style:style>
    <style:style style:name="T1" style:family="text">
      <style:text-properties style:font-name="Consolas1" fo:font-size="10.5pt" fo:font-weight="normal"/>
    </style:style>
    <style:style style:name="T2" style:family="text">
      <style:text-properties style:font-name="Consolas1" fo:font-size="10.5pt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5</text:p>
      <text:p text:style-name="P1"/>
      <text:p text:style-name="P2">===Factorial.h===</text:p>
      <text:p text:style-name="P1"/>
      <text:p text:style-name="P3">#include &lt;iostream&gt;</text:p>
      <text:p text:style-name="P4">#include &lt;locale&gt;</text:p>
      <text:p text:style-name="P4">#include &lt;string&gt;</text:p>
      <text:p text:style-name="P4">#include &lt;stdexcept&gt;</text:p>
      <text:p text:style-name="P5"/>
      <text:p text:style-name="P4">using namespace std;</text:p>
      <text:p text:style-name="P5"/>
      <text:p text:style-name="P4">class Factorial</text:p>
      <text:p text:style-name="P4">{</text:p>
      <text:p text:style-name="P4">public:</text:p>
      <text:p text:style-name="P6">    <text:span text:style-name="T1">long</text:span><text:span text:style-name="T1"> </text:span><text:span text:style-name="T1">factorial</text:span><text:span text:style-name="T1">(</text:span><text:span text:style-name="T1">long</text:span><text:span text:style-name="T1"> </text:span><text:span text:style-name="T1">n</text:span><text:span text:style-name="T1">, </text:span><text:span text:style-name="T1">int</text:span><text:span text:style-name="T1"> </text:span><text:span text:style-name="T1">nivel</text:span><text:span text:style-name="T1"> </text:span><text:span text:style-name="T1">=</text:span><text:span text:style-name="T1"> </text:span><text:span text:style-name="T1">0</text:span><text:span text:style-name="T1">);</text:span></text:p>
      <text:p text:style-name="P4">};</text:p>
      <text:p text:style-name="P5"/>
      <text:p text:style-name="P4">long Factorial::factorial(long n, int nivel)</text:p>
      <text:p text:style-name="P4">{</text:p>
      <text:p text:style-name="P5"/>
      <text:p text:style-name="P6">    <text:span text:style-name="T1">if</text:span><text:span text:style-name="T1"> (n </text:span><text:span text:style-name="T1">&lt;</text:span><text:span text:style-name="T1"> </text:span><text:span text:style-name="T1">0</text:span><text:span text:style-name="T1">)</text:span></text:p>
      <text:p text:style-name="P6">    <text:span text:style-name="T1">{</text:span></text:p>
      <text:p text:style-name="P6">        <text:span text:style-name="T1">throw</text:span><text:span text:style-name="T1"> </text:span><text:span text:style-name="T1">std</text:span><text:span text:style-name="T1">::</text:span><text:span text:style-name="T1">invalid_argument</text:span><text:span text:style-name="T1">(</text:span><text:span text:style-name="T1">"El número no puede ser un negativo."</text:span><text:span text:style-name="T1">);</text:span></text:p>
      <text:p text:style-name="P6">    <text:span text:style-name="T1">}</text:span></text:p>
      <text:p text:style-name="P5"/>
      <text:p text:style-name="P6">    <text:span text:style-name="T1">cout </text:span><text:span text:style-name="T1">&lt;&lt;</text:span><text:span text:style-name="T1"> </text:span><text:span text:style-name="T1">string</text:span><text:span text:style-name="T1">(nivel </text:span><text:span text:style-name="T1">*</text:span><text:span text:style-name="T1"> </text:span><text:span text:style-name="T1">2</text:span><text:span text:style-name="T1">, </text:span><text:span text:style-name="T1">' '</text:span><text:span text:style-name="T1">) </text:span><text:span text:style-name="T1">&lt;&lt;</text:span><text:span text:style-name="T1"> </text:span><text:span text:style-name="T1">"Ingresando el factorial de:("</text:span><text:span text:style-name="T1"> </text:span><text:span text:style-name="T1">&lt;&lt;</text:span><text:span text:style-name="T1"> n </text:span><text:span text:style-name="T1">&lt;&lt;</text:span><text:span text:style-name="T1"> </text:span><text:span text:style-name="T1">")"</text:span><text:span text:style-name="T1"> </text:span><text:span text:style-name="T1">&lt;&lt;</text:span><text:span text:style-name="T1"> endl;</text:span></text:p>
      <text:p text:style-name="P5"/>
      <text:p text:style-name="P6">    <text:span text:style-name="T1">long</text:span><text:span text:style-name="T1"> resultado;</text:span></text:p>
      <text:p text:style-name="P6">    <text:span text:style-name="T1">if</text:span><text:span text:style-name="T1"> (n </text:span><text:span text:style-name="T1">==</text:span><text:span text:style-name="T1"> </text:span><text:span text:style-name="T1">0</text:span><text:span text:style-name="T1"> </text:span><text:span text:style-name="T1">||</text:span><text:span text:style-name="T1"> n </text:span><text:span text:style-name="T1">==</text:span><text:span text:style-name="T1"> </text:span><text:span text:style-name="T1">1</text:span><text:span text:style-name="T1">)</text:span><text:span text:style-name="T1"> //CASO BASE: tanto 0 y 1 comparten un mismo resultado </text:span></text:p>
      <text:p text:style-name="P6">    <text:span text:style-name="T1">{</text:span></text:p>
      <text:p text:style-name="P6">        <text:span text:style-name="T1">resultado </text:span><text:span text:style-name="T1">=</text:span><text:span text:style-name="T1"> </text:span><text:span text:style-name="T1">1</text:span><text:span text:style-name="T1">;</text:span></text:p>
      <text:p text:style-name="P6">    <text:span text:style-name="T1">}</text:span></text:p>
      <text:p text:style-name="P6">    <text:span text:style-name="T1">else</text:span></text:p>
      <text:p text:style-name="P6">    <text:span text:style-name="T1">{</text:span></text:p>
      <text:p text:style-name="P6">        <text:span text:style-name="T1">resultado </text:span><text:span text:style-name="T1">=</text:span><text:span text:style-name="T1"> n </text:span><text:span text:style-name="T1">*</text:span><text:span text:style-name="T1"> </text:span><text:span text:style-name="T1">factorial</text:span><text:span text:style-name="T1">(n </text:span><text:span text:style-name="T1">-</text:span><text:span text:style-name="T1"> </text:span><text:span text:style-name="T1">1</text:span><text:span text:style-name="T1">, nivel </text:span><text:span text:style-name="T1">+</text:span><text:span text:style-name="T1"> </text:span><text:span text:style-name="T1">1</text:span><text:span text:style-name="T1">);</text:span><text:span text:style-name="T1"> //Paso recursivo</text:span></text:p>
      <text:p text:style-name="P6">    <text:span text:style-name="T1">}</text:span></text:p>
      <text:p text:style-name="P5"/>
      <text:p text:style-name="P6">    <text:span text:style-name="T1">// Mostrar salida de la función</text:span></text:p>
      <text:p text:style-name="P6">    <text:span text:style-name="T1">cout </text:span><text:span text:style-name="T1">&lt;&lt;</text:span><text:span text:style-name="T1"> </text:span><text:span text:style-name="T1">string</text:span><text:span text:style-name="T1">(nivel </text:span><text:span text:style-name="T1">*</text:span><text:span text:style-name="T1"> </text:span><text:span text:style-name="T1">2</text:span><text:span text:style-name="T1">, </text:span><text:span text:style-name="T1">' '</text:span><text:span text:style-name="T1">) </text:span><text:span text:style-name="T1">&lt;&lt;</text:span><text:span text:style-name="T1"> </text:span><text:span text:style-name="T1">"Resultado del factorial de : "</text:span><text:span text:style-name="T1"> </text:span><text:span text:style-name="T1">&lt;&lt;</text:span><text:span text:style-name="T1"> n </text:span><text:span text:style-name="T1">&lt;&lt;</text:span><text:span text:style-name="T1"> </text:span><text:span text:style-name="T1">" = "</text:span><text:span text:style-name="T1"> </text:span><text:span text:style-name="T1">&lt;&lt;</text:span><text:span text:style-name="T1"> resultado </text:span><text:span text:style-name="T1">&lt;&lt;</text:span><text:span text:style-name="T1"> endl;</text:span></text:p>
      <text:p text:style-name="P6">    <text:span text:style-name="T1">return</text:span><text:span text:style-name="T1"> resultado;</text:span></text:p>
      <text:p text:style-name="P4">}</text:p>
      <text:p text:style-name="P5"/>
      <text:p text:style-name="P4">/* ¿CUÁNDO ESTO SERÍA INFINITO?</text:p>
      <text:p text:style-name="P6">   <text:span text:style-name="T1">La recursión se volvería infinita si el valor de 'n' no se aproxima al caso base en cada llamada.</text:span></text:p>
      <text:p text:style-name="P6">   <text:span text:style-name="T1">Por ejemplo, si se incrementa en lugar de disminuir, o si se omite la condición de parada,</text:span></text:p>
      <text:p text:style-name="P6">   <text:span text:style-name="T1">el algoritmo entraría en un ciclo indefinido y provocaría un desbordamiento de pila.</text:span></text:p>
      <text:p text:style-name="P7"><text:soft-page-break/></text:p>
      <text:p text:style-name="P6">   <text:span text:style-name="T1">¿POR QUÉ ES UNA SOLUCIÓN NATURAL?</text:span></text:p>
      <text:p text:style-name="P6">    <text:span text:style-name="T1">El factorial de un número se define como n! = n * (n-1)!. Aquí podemos observar</text:span></text:p>
      <text:p text:style-name="P6">    <text:span text:style-name="T1">como el factorial necesita de un factorial para continuar, por lo que se puede</text:span></text:p>
      <text:p text:style-name="P6">    <text:span text:style-name="T1">emplear una función recursiva*/</text:span></text:p>
      <text:p text:style-name="P1"/>
      <text:p text:style-name="P2">===main.cpp===</text:p>
      <text:p text:style-name="P2"/>
      <text:p text:style-name="P8">#include "Factorial.h"</text:p>
      <text:p text:style-name="P4">#include &lt;iostream&gt;</text:p>
      <text:p text:style-name="P4">#include &lt;locale.h&gt;</text:p>
      <text:p text:style-name="P4">#include &lt;stdexcept&gt;</text:p>
      <text:p text:style-name="P5"/>
      <text:p text:style-name="P4">using namespace std;</text:p>
      <text:p text:style-name="P5"/>
      <text:p text:style-name="P4">int main(){</text:p>
      <text:p text:style-name="P6">    <text:span text:style-name="T1">setlocale</text:span><text:span text:style-name="T1">(LC_ALL, </text:span><text:span text:style-name="T1">"es_ES.UTF-8"</text:span><text:span text:style-name="T1">);</text:span></text:p>
      <text:p text:style-name="P5"/>
      <text:p text:style-name="P6">    <text:span text:style-name="T1">Factorial factorial;</text:span></text:p>
      <text:p text:style-name="P6">    <text:span text:style-name="T1">long</text:span><text:span text:style-name="T1"> numero;</text:span></text:p>
      <text:p text:style-name="P5"/>
      <text:p text:style-name="P6">    <text:span text:style-name="T1">cout </text:span><text:span text:style-name="T1">&lt;&lt;</text:span><text:span text:style-name="T1"> </text:span><text:span text:style-name="T1">"Ingrese un número </text:span><text:span text:style-name="T2">para</text:span><text:span text:style-name="T1"> calcular su factorial: "</text:span><text:span text:style-name="T1">;</text:span></text:p>
      <text:p text:style-name="P6">    <text:span text:style-name="T1">cin </text:span><text:span text:style-name="T1">&gt;&gt;</text:span><text:span text:style-name="T1"> numero;</text:span></text:p>
      <text:p text:style-name="P5"/>
      <text:p text:style-name="P6">    <text:span text:style-name="T1">try</text:span><text:span text:style-name="T1">{</text:span></text:p>
      <text:p text:style-name="P6">       <text:span text:style-name="T1">long</text:span><text:span text:style-name="T1"> resultado </text:span><text:span text:style-name="T1">=</text:span><text:span text:style-name="T1"> </text:span><text:span text:style-name="T1">factorial</text:span><text:span text:style-name="T1">.</text:span><text:span text:style-name="T1">factorial</text:span><text:span text:style-name="T1">(numero);</text:span></text:p>
      <text:p text:style-name="P6">        <text:span text:style-name="T1">cout </text:span><text:span text:style-name="T1">&lt;&lt;</text:span><text:span text:style-name="T1"> </text:span><text:span text:style-name="T1">"El factorial de "</text:span><text:span text:style-name="T1"> </text:span><text:span text:style-name="T1">&lt;&lt;</text:span><text:span text:style-name="T1"> numero </text:span><text:span text:style-name="T1">&lt;&lt;</text:span><text:span text:style-name="T1"> </text:span><text:span text:style-name="T1">" es: "</text:span><text:span text:style-name="T1"> </text:span><text:span text:style-name="T1">&lt;&lt;</text:span><text:span text:style-name="T1"> resultado </text:span><text:span text:style-name="T1">&lt;&lt;</text:span><text:span text:style-name="T1"> endl;</text:span></text:p>
      <text:p text:style-name="P6">    <text:span text:style-name="T1">} </text:span><text:span text:style-name="T1">catch</text:span><text:span text:style-name="T1"> (</text:span><text:span text:style-name="T1">const</text:span><text:span text:style-name="T1"> invalid_argument</text:span><text:span text:style-name="T1">&amp;</text:span><text:span text:style-name="T1"> e) {</text:span></text:p>
      <text:p text:style-name="P6">        <text:span text:style-name="T1">cout </text:span><text:span text:style-name="T1">&lt;&lt;</text:span><text:span text:style-name="T1"> </text:span><text:span text:style-name="T1">"Error: "</text:span><text:span text:style-name="T1"> </text:span><text:span text:style-name="T1">&lt;&lt;</text:span><text:span text:style-name="T1"> </text:span><text:span text:style-name="T1">e</text:span><text:span text:style-name="T1">.</text:span><text:span text:style-name="T1">what</text:span><text:span text:style-name="T1">() </text:span><text:span text:style-name="T1">&lt;&lt;</text:span><text:span text:style-name="T1"> endl;</text:span></text:p>
      <text:p text:style-name="P6">    <text:span text:style-name="T1">}</text:span></text:p>
      <text:p text:style-name="P5"/>
      <text:p text:style-name="P6">    <text:span text:style-name="T1">return</text:span><text:span text:style-name="T1"> </text:span><text:span text:style-name="T1">0</text:span><text:span text:style-name="T1">;</text:span></text:p>
      <text:p text:style-name="P4">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33:31.366206100</meta:creation-date>
    <dc:date>2025-10-30T20:34:58.252233500</dc:date>
    <meta:editing-duration>PT1M27S</meta:editing-duration>
    <meta:editing-cycles>1</meta:editing-cycles>
    <meta:generator>LibreOffice/25.2.6.2$Windows_X86_64 LibreOffice_project/729c5bfe710f5eb71ed3bbde9e06a6065e9c6c5d</meta:generator>
    <meta:print-date>2025-10-30T20:35:10.579607800</meta:print-date>
    <meta:printed-by>Archivos PDF</meta:printed-by>
    <meta:document-statistic meta:table-count="0" meta:image-count="0" meta:object-count="0" meta:page-count="2" meta:paragraph-count="60" meta:word-count="303" meta:character-count="1872" meta:non-whitespace-character-count="1461"/>
  </office:meta>
</office:document-meta>
</file>